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9cdcfe" loext:opacity="100%" style:font-name="Consolas" fo:font-size="10.5pt" fo:font-weight="normal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fo:color="#569cd6" loext:opacity="100%"/>
    </style:style>
    <style:style style:name="T7" style:family="text">
      <style:text-properties fo:color="#4fc1ff" loext:opacity="100%"/>
    </style:style>
    <style:style style:name="T8" style:family="text">
      <style:text-properties fo:color="#d4d4d4" loext:opacity="100%"/>
    </style:style>
    <style:style style:name="T9" style:family="text">
      <style:text-properties fo:color="#dcdcaa" loext:opacity="100%"/>
    </style:style>
    <style:style style:name="T10" style:family="text">
      <style:text-properties fo:color="#569cd6" loext:opacity="100%" style:font-name="Consolas" fo:font-size="10.5pt" fo:font-weight="normal"/>
    </style:style>
    <style:style style:name="T11" style:family="text">
      <style:text-properties fo:color="#4fc1ff" loext:opacity="100%" style:font-name="Consolas" fo:font-size="10.5pt" fo:font-weight="normal"/>
    </style:style>
    <style:style style:name="T12" style:family="text">
      <style:text-properties fo:color="#d4d4d4" loext:opacity="100%" style:font-name="Consolas" fo:font-size="10.5pt" fo:font-weight="normal"/>
    </style:style>
    <style:style style:name="T13" style:family="text">
      <style:text-properties fo:color="#ce9178" loext:opacity="100%" style:font-name="Consolas" fo:font-size="10.5pt" fo:font-weight="normal"/>
    </style:style>
    <style:style style:name="T14" style:family="text">
      <style:text-properties fo:color="#c586c0" loext:opacity="100%" style:font-name="Consolas" fo:font-size="10.5pt" fo:font-weight="normal"/>
    </style:style>
    <style:style style:name="T15" style:family="text">
      <style:text-properties fo:color="#b5cea8" loext:opacity="100%" style:font-name="Consolas" fo:font-size="10.5pt" fo:font-weight="normal"/>
    </style:style>
    <style:style style:name="T16" style:family="text">
      <style:text-properties fo:color="#dcdcaa" loext:opacity="100%" style:font-name="Consolas" fo:font-size="10.5pt" fo:font-weight="normal"/>
    </style:style>
    <style:style style:name="T17" style:family="text">
      <style:text-properties fo:color="#808080" loext:opacity="100%" style:font-name="Consolas" fo:font-size="10.5pt" fo:font-weight="normal"/>
    </style:style>
    <style:style style:name="T18" style:family="text">
      <style:text-properties fo:color="#4ec9b0" loext:opacity="100%" style:font-name="Consolas" fo:font-size="10.5pt" fo:font-weight="normal"/>
    </style:style>
    <style:style style:name="T19" style:family="text">
      <style:text-properties fo:color="#6a9955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React</text:span>, { <text:span text:style-name="T2">useEffect</text:span>, <text:span text:style-name="T2">useState</text:span> } <text:span text:style-name="T1">from</text:span> <text:span text:style-name="T3">"react"</text:span>;</text:p>
      <text:p text:style-name="P1"><text:span text:style-name="T1">import</text:span> <text:span text:style-name="T2">axios</text:span> <text:span text:style-name="T1">from</text:span> <text:span text:style-name="T3">"axios"</text:span>;</text:p>
      <text:p text:style-name="P1"><text:span text:style-name="T1">import</text:span> {</text:p>
      <text:p text:style-name="P2">  <text:span text:style-name="T4">BarChart</text:span><text:span text:style-name="T5">,</text:span></text:p>
      <text:p text:style-name="P2">  <text:span text:style-name="T4">Bar</text:span><text:span text:style-name="T5">,</text:span></text:p>
      <text:p text:style-name="P2">  <text:span text:style-name="T4">XAxis</text:span><text:span text:style-name="T5">,</text:span></text:p>
      <text:p text:style-name="P2">  <text:span text:style-name="T4">YAxis</text:span><text:span text:style-name="T5">,</text:span></text:p>
      <text:p text:style-name="P2">  <text:span text:style-name="T4">CartesianGrid</text:span><text:span text:style-name="T5">,</text:span></text:p>
      <text:p text:style-name="P2">  <text:span text:style-name="T4">Tooltip</text:span><text:span text:style-name="T5">,</text:span></text:p>
      <text:p text:style-name="P2">  <text:span text:style-name="T4">Legend</text:span><text:span text:style-name="T5">,</text:span></text:p>
      <text:p text:style-name="P2">  <text:span text:style-name="T4">ResponsiveContainer</text:span><text:span text:style-name="T5">,</text:span></text:p>
      <text:p text:style-name="P2">  <text:span text:style-name="T4">PieChart</text:span><text:span text:style-name="T5">,</text:span></text:p>
      <text:p text:style-name="P2">  <text:span text:style-name="T4">Pie</text:span><text:span text:style-name="T5">,</text:span></text:p>
      <text:p text:style-name="P2">  <text:span text:style-name="T4">Cell</text:span><text:span text:style-name="T5">,</text:span></text:p>
      <text:p text:style-name="P1">} <text:span text:style-name="T1">from</text:span> <text:span text:style-name="T3">"recharts"</text:span>;</text:p>
      <text:p text:style-name="P1"><text:span text:style-name="T1">import</text:span> <text:span text:style-name="T3">'./ResumenGeneral.css'</text:span>;</text:p>
      <text:p text:style-name="P3"/>
      <text:p text:style-name="P1"><text:span text:style-name="T6">const</text:span> <text:span text:style-name="T7">colores</text:span> <text:span text:style-name="T8">=</text:span> [<text:span text:style-name="T3">"#4caf50"</text:span>, <text:span text:style-name="T3">"#f44336"</text:span>];</text:p>
      <text:p text:style-name="P3"/>
      <text:p text:style-name="P1"><text:span text:style-name="T6">const</text:span> <text:span text:style-name="T9">formatearMes</text:span> <text:span text:style-name="T8">=</text:span> (<text:span text:style-name="T2">mes</text:span>) <text:span text:style-name="T6">=&gt;</text:span> {</text:p>
      <text:p text:style-name="P2">  <text:span text:style-name="T10">const</text:span><text:span text:style-name="T5"> </text:span><text:span text:style-name="T11">meses</text:span><text:span text:style-name="T5"> </text:span><text:span text:style-name="T12">=</text:span><text:span text:style-name="T5"> [</text:span><text:span text:style-name="T13">"Ene"</text:span><text:span text:style-name="T5">, </text:span><text:span text:style-name="T13">"Feb"</text:span><text:span text:style-name="T5">, </text:span><text:span text:style-name="T13">"Mar"</text:span><text:span text:style-name="T5">, </text:span><text:span text:style-name="T13">"Abr"</text:span><text:span text:style-name="T5">, </text:span><text:span text:style-name="T13">"May"</text:span><text:span text:style-name="T5">, </text:span><text:span text:style-name="T13">"Jun"</text:span><text:span text:style-name="T5">, </text:span><text:span text:style-name="T13">"Jul"</text:span><text:span text:style-name="T5">, </text:span><text:span text:style-name="T13">"Ago"</text:span><text:span text:style-name="T5">, </text:span><text:span text:style-name="T13">"Sep"</text:span><text:span text:style-name="T5">, </text:span><text:span text:style-name="T13">"Oct"</text:span><text:span text:style-name="T5">, </text:span><text:span text:style-name="T13">"Nov"</text:span><text:span text:style-name="T5">, </text:span><text:span text:style-name="T13">"Dic"</text:span><text:span text:style-name="T5">];</text:span></text:p>
      <text:p text:style-name="P2">  <text:span text:style-name="T14">return</text:span><text:span text:style-name="T5"> </text:span><text:span text:style-name="T11">meses</text:span><text:span text:style-name="T5">[</text:span><text:span text:style-name="T4">mes</text:span><text:span text:style-name="T5"> </text:span><text:span text:style-name="T12">-</text:span><text:span text:style-name="T5"> </text:span><text:span text:style-name="T15">1</text:span><text:span text:style-name="T5">] </text:span><text:span text:style-name="T12">||</text:span><text:span text:style-name="T5"> </text:span><text:span text:style-name="T4">mes</text:span><text:span text:style-name="T5">;</text:span></text:p>
      <text:p text:style-name="P1">};</text:p>
      <text:p text:style-name="P3"/>
      <text:p text:style-name="P1"><text:span text:style-name="T1">export</text:span> <text:span text:style-name="T1">default</text:span> <text:span text:style-name="T6">function</text:span> <text:span text:style-name="T9">ResumenGeneral</text:span>() {</text:p>
      <text:p text:style-name="P2">  <text:span text:style-name="T10">const</text:span><text:span text:style-name="T5"> [</text:span><text:span text:style-name="T11">datos</text:span><text:span text:style-name="T5">, </text:span><text:span text:style-name="T16">setDatos</text:span><text:span text:style-name="T5">] </text:span><text:span text:style-name="T12">=</text:span><text:span text:style-name="T5"> </text:span><text:span text:style-name="T16">useState</text:span><text:span text:style-name="T5">(</text:span><text:span text:style-name="T10">null</text:span><text:span text:style-name="T5">);</text:span></text:p>
      <text:p text:style-name="P3"/>
      <text:p text:style-name="P2">  <text:span text:style-name="T16">useEffect</text:span><text:span text:style-name="T5">(() </text:span><text:span text:style-name="T10">=&gt;</text:span><text:span text:style-name="T5"> {</text:span></text:p>
      <text:p text:style-name="P2">    <text:span text:style-name="T11">axios</text:span><text:span text:style-name="T5">.</text:span><text:span text:style-name="T16">get</text:span><text:span text:style-name="T5">(</text:span><text:span text:style-name="T13">"http://localhost:8000/resumen-general"</text:span><text:span text:style-name="T5">)</text:span></text:p>
      <text:p text:style-name="P2">      <text:span text:style-name="T5">.</text:span><text:span text:style-name="T16">then</text:span><text:span text:style-name="T5">((</text:span><text:span text:style-name="T4">res</text:span><text:span text:style-name="T5">) </text:span><text:span text:style-name="T10">=&gt;</text:span><text:span text:style-name="T5"> </text:span><text:span text:style-name="T16">setDatos</text:span><text:span text:style-name="T5">(</text:span><text:span text:style-name="T4">res</text:span><text:span text:style-name="T5">.</text:span><text:span text:style-name="T4">data</text:span><text:span text:style-name="T5">))</text:span></text:p>
      <text:p text:style-name="P2">      <text:span text:style-name="T5">.</text:span><text:span text:style-name="T16">catch</text:span><text:span text:style-name="T5">((</text:span><text:span text:style-name="T4">err</text:span><text:span text:style-name="T5">) </text:span><text:span text:style-name="T10">=&gt;</text:span><text:span text:style-name="T5"> </text:span><text:span text:style-name="T4">console</text:span><text:span text:style-name="T5">.</text:span><text:span text:style-name="T16">error</text:span><text:span text:style-name="T5">(</text:span><text:span text:style-name="T13">"Error al obtener resumen:"</text:span><text:span text:style-name="T5">, </text:span><text:span text:style-name="T4">err</text:span><text:span text:style-name="T5">));</text:span></text:p>
      <text:p text:style-name="P2">  <text:span text:style-name="T5">}, []);</text:span></text:p>
      <text:p text:style-name="P3"/>
      <text:p text:style-name="P2">  <text:span text:style-name="T14">if</text:span><text:span text:style-name="T5"> (</text:span><text:span text:style-name="T12">!</text:span><text:span text:style-name="T11">datos</text:span><text:span text:style-name="T5">) </text:span><text:span text:style-name="T14">return</text:span><text:span text:style-name="T5"> </text:span><text:span text:style-name="T17">&lt;</text:span><text:span text:style-name="T10">p</text:span><text:span text:style-name="T5"> </text:span><text:span text:style-name="T4">className</text:span><text:span text:style-name="T12">=</text:span><text:span text:style-name="T13">"resumen-general-container"</text:span><text:span text:style-name="T17">&gt;</text:span><text:span text:style-name="T5">Cargando resumen...</text:span><text:span text:style-name="T17">&lt;/</text:span><text:span text:style-name="T10">p</text:span><text:span text:style-name="T17">&gt;</text:span><text:span text:style-name="T5">;</text:span></text:p>
      <text:p text:style-name="P3"/>
      <text:p text:style-name="P2">  <text:span text:style-name="T10">const</text:span><text:span text:style-name="T5"> </text:span><text:span text:style-name="T11">datosIE</text:span><text:span text:style-name="T5"> </text:span><text:span text:style-name="T12">=</text:span><text:span text:style-name="T5"> </text:span><text:span text:style-name="T18">Array</text:span><text:span text:style-name="T5">.</text:span><text:span text:style-name="T16">from</text:span><text:span text:style-name="T5">({ </text:span><text:span text:style-name="T4">length:</text:span><text:span text:style-name="T5"> </text:span><text:span text:style-name="T15">12</text:span><text:span text:style-name="T5"> }, (</text:span><text:span text:style-name="T4">_</text:span><text:span text:style-name="T5">, </text:span><text:span text:style-name="T4">i</text:span><text:span text:style-name="T5">) </text:span><text:span text:style-name="T10">=&gt;</text:span><text:span text:style-name="T5"> {</text:span></text:p>
      <text:p text:style-name="P2">    <text:span text:style-name="T10">const</text:span><text:span text:style-name="T5"> </text:span><text:span text:style-name="T11">mes</text:span><text:span text:style-name="T5"> </text:span><text:span text:style-name="T12">=</text:span><text:span text:style-name="T5"> </text:span><text:span text:style-name="T4">i</text:span><text:span text:style-name="T5"> </text:span><text:span text:style-name="T12">+</text:span><text:span text:style-name="T5"> </text:span><text:span text:style-name="T15">1</text:span><text:span text:style-name="T5">;</text:span></text:p>
      <text:p text:style-name="P2">    <text:span text:style-name="T10">const</text:span><text:span text:style-name="T5"> </text:span><text:span text:style-name="T11">ingreso</text:span><text:span text:style-name="T5"> </text:span><text:span text:style-name="T12">=</text:span><text:span text:style-name="T5"> </text:span><text:span text:style-name="T11">datos</text:span><text:span text:style-name="T5">.</text:span><text:span text:style-name="T4">barras_ingresos_egresos_mensual</text:span><text:span text:style-name="T5">.</text:span><text:span text:style-name="T4">ingresos</text:span><text:span text:style-name="T5">.</text:span><text:span text:style-name="T16">find</text:span><text:span text:style-name="T5">(</text:span><text:span text:style-name="T4">m</text:span><text:span text:style-name="T5"> </text:span><text:span text:style-name="T10">=&gt;</text:span><text:span text:style-name="T5"> </text:span><text:span text:style-name="T4">m</text:span><text:span text:style-name="T5">.</text:span><text:span text:style-name="T4">mes</text:span><text:span text:style-name="T5"> </text:span><text:span text:style-name="T12">===</text:span><text:span text:style-name="T5"> </text:span><text:span text:style-name="T11">mes</text:span><text:span text:style-name="T5">)?.</text:span><text:span text:style-name="T4">total</text:span><text:span text:style-name="T5"> </text:span><text:span text:style-name="T12">||</text:span><text:span text:style-name="T5"> </text:span><text:span text:style-name="T15">0</text:span><text:span text:style-name="T5">;</text:span></text:p>
      <text:p text:style-name="P2">    <text:span text:style-name="T10">const</text:span><text:span text:style-name="T5"> </text:span><text:span text:style-name="T11">egreso</text:span><text:span text:style-name="T5"> </text:span><text:span text:style-name="T12">=</text:span><text:span text:style-name="T5"> </text:span><text:span text:style-name="T11">datos</text:span><text:span text:style-name="T5">.</text:span><text:span text:style-name="T4">barras_ingresos_egresos_mensual</text:span><text:span text:style-name="T5">.</text:span><text:span text:style-name="T4">egresos</text:span><text:span text:style-name="T5">.</text:span><text:span text:style-name="T16">find</text:span><text:span text:style-name="T5">(</text:span><text:span text:style-name="T4">m</text:span><text:span text:style-name="T5"> </text:span><text:span text:style-name="T10">=&gt;</text:span><text:span text:style-name="T5"> </text:span><text:span text:style-name="T4">m</text:span><text:span text:style-name="T5">.</text:span><text:span text:style-name="T4">mes</text:span><text:span text:style-name="T5"> </text:span><text:span text:style-name="T12">===</text:span><text:span text:style-name="T5"> </text:span><text:span text:style-name="T11">mes</text:span><text:span text:style-name="T5">)?.</text:span><text:span text:style-name="T4">total</text:span><text:span text:style-name="T5"> </text:span><text:span text:style-name="T12">||</text:span><text:span text:style-name="T5"> </text:span><text:span text:style-name="T15">0</text:span><text:span text:style-name="T5">;</text:span></text:p>
      <text:p text:style-name="P2">    <text:span text:style-name="T14">return</text:span><text:span text:style-name="T5"> { </text:span><text:span text:style-name="T4">mes:</text:span><text:span text:style-name="T5"> </text:span><text:span text:style-name="T16">formatearMes</text:span><text:span text:style-name="T5">(</text:span><text:span text:style-name="T11">mes</text:span><text:span text:style-name="T5">), </text:span><text:span text:style-name="T4">Ingresos:</text:span><text:span text:style-name="T5"> </text:span><text:span text:style-name="T11">ingreso</text:span><text:span text:style-name="T5">, </text:span><text:span text:style-name="T4">Egresos:</text:span><text:span text:style-name="T5"> </text:span><text:span text:style-name="T11">egreso</text:span><text:span text:style-name="T5"> };</text:span></text:p>
      <text:p text:style-name="P2">  <text:span text:style-name="T5">});</text:span></text:p>
      <text:p text:style-name="P3"/>
      <text:p text:style-name="P2">  <text:span text:style-name="T10">const</text:span><text:span text:style-name="T5"> </text:span><text:span text:style-name="T11">datosDeudas</text:span><text:span text:style-name="T5"> </text:span><text:span text:style-name="T12">=</text:span><text:span text:style-name="T5"> </text:span><text:span text:style-name="T18">Array</text:span><text:span text:style-name="T5">.</text:span><text:span text:style-name="T16">from</text:span><text:span text:style-name="T5">({ </text:span><text:span text:style-name="T4">length:</text:span><text:span text:style-name="T5"> </text:span><text:span text:style-name="T15">12</text:span><text:span text:style-name="T5"> }, (</text:span><text:span text:style-name="T4">_</text:span><text:span text:style-name="T5">, </text:span><text:span text:style-name="T4">i</text:span><text:span text:style-name="T5">) </text:span><text:span text:style-name="T10">=&gt;</text:span><text:span text:style-name="T5"> {</text:span></text:p>
      <text:p text:style-name="P2">    <text:span text:style-name="T10">const</text:span><text:span text:style-name="T5"> </text:span><text:span text:style-name="T11">mes</text:span><text:span text:style-name="T5"> </text:span><text:span text:style-name="T12">=</text:span><text:span text:style-name="T5"> </text:span><text:span text:style-name="T4">i</text:span><text:span text:style-name="T5"> </text:span><text:span text:style-name="T12">+</text:span><text:span text:style-name="T5"> </text:span><text:span text:style-name="T15">1</text:span><text:span text:style-name="T5">;</text:span></text:p>
      <text:p text:style-name="P2">    <text:span text:style-name="T10">const</text:span><text:span text:style-name="T5"> </text:span><text:span text:style-name="T11">pagadas</text:span><text:span text:style-name="T5"> </text:span><text:span text:style-name="T12">=</text:span><text:span text:style-name="T5"> </text:span><text:span text:style-name="T11">datos</text:span><text:span text:style-name="T5">.</text:span><text:span text:style-name="T4">barras_deudas_mensual</text:span><text:span text:style-name="T5">.</text:span><text:span text:style-name="T4">pagadas</text:span><text:span text:style-name="T5">.</text:span><text:span text:style-name="T16">find</text:span><text:span text:style-name="T5">(</text:span><text:span text:style-name="T4">m</text:span><text:span text:style-name="T5"> </text:span><text:span text:style-name="T10">=&gt;</text:span><text:span text:style-name="T5"> </text:span><text:span text:style-name="T4">m</text:span><text:span text:style-name="T5">.</text:span><text:span text:style-name="T4">mes</text:span><text:span text:style-name="T5"> </text:span><text:span text:style-name="T12">===</text:span><text:span text:style-name="T5"> </text:span><text:span text:style-name="T11">mes</text:span><text:span text:style-name="T5">)?.</text:span><text:span text:style-name="T4">total</text:span><text:span text:style-name="T5"> </text:span><text:span text:style-name="T12">||</text:span><text:span text:style-name="T5"> </text:span><text:span text:style-name="T15">0</text:span><text:span text:style-name="T5">;</text:span></text:p>
      <text:p text:style-name="P2"><text:soft-page-break/>    <text:span text:style-name="T10">const</text:span><text:span text:style-name="T5"> </text:span><text:span text:style-name="T11">pendientes</text:span><text:span text:style-name="T5"> </text:span><text:span text:style-name="T12">=</text:span><text:span text:style-name="T5"> </text:span><text:span text:style-name="T11">datos</text:span><text:span text:style-name="T5">.</text:span><text:span text:style-name="T4">barras_deudas_mensual</text:span><text:span text:style-name="T5">.</text:span><text:span text:style-name="T4">pendientes</text:span><text:span text:style-name="T5">.</text:span><text:span text:style-name="T16">find</text:span><text:span text:style-name="T5">(</text:span><text:span text:style-name="T4">m</text:span><text:span text:style-name="T5"> </text:span><text:span text:style-name="T10">=&gt;</text:span><text:span text:style-name="T5"> </text:span><text:span text:style-name="T4">m</text:span><text:span text:style-name="T5">.</text:span><text:span text:style-name="T4">mes</text:span><text:span text:style-name="T5"> </text:span><text:span text:style-name="T12">===</text:span><text:span text:style-name="T5"> </text:span><text:span text:style-name="T11">mes</text:span><text:span text:style-name="T5">)?.</text:span><text:span text:style-name="T4">total</text:span><text:span text:style-name="T5"> </text:span><text:span text:style-name="T12">||</text:span><text:span text:style-name="T5"> </text:span><text:span text:style-name="T15">0</text:span><text:span text:style-name="T5">;</text:span></text:p>
      <text:p text:style-name="P2">    <text:span text:style-name="T14">return</text:span><text:span text:style-name="T5"> { </text:span><text:span text:style-name="T4">mes:</text:span><text:span text:style-name="T5"> </text:span><text:span text:style-name="T16">formatearMes</text:span><text:span text:style-name="T5">(</text:span><text:span text:style-name="T11">mes</text:span><text:span text:style-name="T5">), </text:span><text:span text:style-name="T4">Pagadas:</text:span><text:span text:style-name="T5"> </text:span><text:span text:style-name="T11">pagadas</text:span><text:span text:style-name="T5">, </text:span><text:span text:style-name="T4">Pendientes:</text:span><text:span text:style-name="T5"> </text:span><text:span text:style-name="T11">pendientes</text:span><text:span text:style-name="T5"> };</text:span></text:p>
      <text:p text:style-name="P2">  <text:span text:style-name="T5">});</text:span></text:p>
      <text:p text:style-name="P3"/>
      <text:p text:style-name="P2">  <text:span text:style-name="T10">const</text:span><text:span text:style-name="T5"> </text:span><text:span text:style-name="T11">tortaIngresosEgresos</text:span><text:span text:style-name="T5"> </text:span><text:span text:style-name="T12">=</text:span><text:span text:style-name="T5"> [</text:span></text:p>
      <text:p text:style-name="P2">    <text:span text:style-name="T5">{ </text:span><text:span text:style-name="T4">name:</text:span><text:span text:style-name="T5"> </text:span><text:span text:style-name="T13">"Ingresos"</text:span><text:span text:style-name="T5">, </text:span><text:span text:style-name="T4">value:</text:span><text:span text:style-name="T5"> </text:span><text:span text:style-name="T11">datos</text:span><text:span text:style-name="T5">.</text:span><text:span text:style-name="T4">torta_ingresos_egresos_anual</text:span><text:span text:style-name="T5">.</text:span><text:span text:style-name="T4">ingresos</text:span><text:span text:style-name="T5"> },</text:span></text:p>
      <text:p text:style-name="P2">    <text:span text:style-name="T5">{ </text:span><text:span text:style-name="T4">name:</text:span><text:span text:style-name="T5"> </text:span><text:span text:style-name="T13">"Egresos"</text:span><text:span text:style-name="T5">, </text:span><text:span text:style-name="T4">value:</text:span><text:span text:style-name="T5"> </text:span><text:span text:style-name="T11">datos</text:span><text:span text:style-name="T5">.</text:span><text:span text:style-name="T4">torta_ingresos_egresos_anual</text:span><text:span text:style-name="T5">.</text:span><text:span text:style-name="T4">egresos</text:span><text:span text:style-name="T5"> },</text:span></text:p>
      <text:p text:style-name="P2">  <text:span text:style-name="T5">];</text:span></text:p>
      <text:p text:style-name="P3"/>
      <text:p text:style-name="P2">  <text:span text:style-name="T10">const</text:span><text:span text:style-name="T5"> </text:span><text:span text:style-name="T11">tortaDeudas</text:span><text:span text:style-name="T5"> </text:span><text:span text:style-name="T12">=</text:span><text:span text:style-name="T5"> [</text:span></text:p>
      <text:p text:style-name="P2">    <text:span text:style-name="T5">{ </text:span><text:span text:style-name="T4">name:</text:span><text:span text:style-name="T5"> </text:span><text:span text:style-name="T13">"Pagadas"</text:span><text:span text:style-name="T5">, </text:span><text:span text:style-name="T4">value:</text:span><text:span text:style-name="T5"> </text:span><text:span text:style-name="T11">datos</text:span><text:span text:style-name="T5">.</text:span><text:span text:style-name="T4">torta_deudas_anual</text:span><text:span text:style-name="T5">.</text:span><text:span text:style-name="T4">pagadas</text:span><text:span text:style-name="T5"> },</text:span></text:p>
      <text:p text:style-name="P2">    <text:span text:style-name="T5">{ </text:span><text:span text:style-name="T4">name:</text:span><text:span text:style-name="T5"> </text:span><text:span text:style-name="T13">"Pendientes"</text:span><text:span text:style-name="T5">, </text:span><text:span text:style-name="T4">value:</text:span><text:span text:style-name="T5"> </text:span><text:span text:style-name="T11">datos</text:span><text:span text:style-name="T5">.</text:span><text:span text:style-name="T4">torta_deudas_anual</text:span><text:span text:style-name="T5">.</text:span><text:span text:style-name="T4">pendientes</text:span><text:span text:style-name="T5"> },</text:span></text:p>
      <text:p text:style-name="P2">  <text:span text:style-name="T5">];</text:span></text:p>
      <text:p text:style-name="P3"/>
      <text:p text:style-name="P2">  <text:span text:style-name="T14">return</text:span><text:span text:style-name="T5"> (</text:span></text:p>
      <text:p text:style-name="P2">    <text:span text:style-name="T17">&lt;</text:span><text:span text:style-name="T10">div</text:span><text:span text:style-name="T5"> </text:span><text:span text:style-name="T4">className</text:span><text:span text:style-name="T12">=</text:span><text:span text:style-name="T13">"resumen-general-container"</text:span><text:span text:style-name="T17">&gt;</text:span></text:p>
      <text:p text:style-name="P2">      <text:span text:style-name="T17">&lt;</text:span><text:span text:style-name="T10">h2</text:span><text:span text:style-name="T5"> </text:span><text:span text:style-name="T4">className</text:span><text:span text:style-name="T12">=</text:span><text:span text:style-name="T13">"resumen-general-title"</text:span><text:span text:style-name="T17">&gt;</text:span><text:span text:style-name="T5">Resumen General</text:span><text:span text:style-name="T17">&lt;/</text:span><text:span text:style-name="T10">h2</text:span><text:span text:style-name="T17">&gt;</text:span></text:p>
      <text:p text:style-name="P3"/>
      <text:p text:style-name="P2">      <text:span text:style-name="T10">{</text:span><text:span text:style-name="T19">/* Gráfico Torta: Ingresos vs Egresos Año */</text:span><text:span text:style-name="T10">}</text:span></text:p>
      <text:p text:style-name="P2">      <text:span text:style-name="T17">&lt;</text:span><text:span text:style-name="T10">div</text:span><text:span text:style-name="T5"> </text:span><text:span text:style-name="T4">className</text:span><text:span text:style-name="T12">=</text:span><text:span text:style-name="T13">"chart-section"</text:span><text:span text:style-name="T17">&gt;</text:span></text:p>
      <text:p text:style-name="P2">      <text:span text:style-name="T17">&lt;</text:span><text:span text:style-name="T10">div</text:span><text:span text:style-name="T5"> </text:span><text:span text:style-name="T4">className</text:span><text:span text:style-name="T12">=</text:span><text:span text:style-name="T13">"chart-container"</text:span><text:span text:style-name="T17">&gt;</text:span></text:p>
      <text:p text:style-name="P2">        <text:span text:style-name="T17">&lt;</text:span><text:span text:style-name="T10">h3</text:span><text:span text:style-name="T5"> </text:span><text:span text:style-name="T4">className</text:span><text:span text:style-name="T12">=</text:span><text:span text:style-name="T13">"chart-title"</text:span><text:span text:style-name="T17">&gt;</text:span><text:span text:style-name="T5">Ingresos y Egresos Año actual</text:span><text:span text:style-name="T17">&lt;/</text:span><text:span text:style-name="T10">h3</text:span><text:span text:style-name="T17">&gt;</text:span></text:p>
      <text:p text:style-name="P2">        <text:span text:style-name="T17">&lt;</text:span><text:span text:style-name="T10">div</text:span><text:span text:style-name="T5"> </text:span><text:span text:style-name="T4">className</text:span><text:span text:style-name="T12">=</text:span><text:span text:style-name="T13">"chart-wrapper"</text:span><text:span text:style-name="T17">&gt;</text:span></text:p>
      <text:p text:style-name="P2">          <text:span text:style-name="T17">&lt;</text:span><text:span text:style-name="T18">ResponsiveContainer</text:span><text:span text:style-name="T5"> </text:span><text:span text:style-name="T4">width</text:span><text:span text:style-name="T12">=</text:span><text:span text:style-name="T13">"100%"</text:span><text:span text:style-name="T5"> </text:span><text:span text:style-name="T4">height</text:span><text:span text:style-name="T12">=</text:span><text:span text:style-name="T10">{</text:span><text:span text:style-name="T15">250</text:span><text:span text:style-name="T10">}</text:span><text:span text:style-name="T17">&gt;</text:span></text:p>
      <text:p text:style-name="P2">            <text:span text:style-name="T17">&lt;</text:span><text:span text:style-name="T18">PieChart</text:span><text:span text:style-name="T17">&gt;</text:span></text:p>
      <text:p text:style-name="P2">              <text:span text:style-name="T17">&lt;</text:span><text:span text:style-name="T18">Pie</text:span><text:span text:style-name="T5"> </text:span><text:span text:style-name="T4">data</text:span><text:span text:style-name="T12">=</text:span><text:span text:style-name="T10">{</text:span><text:span text:style-name="T4">tortaIngresosEgresos</text:span><text:span text:style-name="T10">}</text:span><text:span text:style-name="T5"> </text:span><text:span text:style-name="T4">dataKey</text:span><text:span text:style-name="T12">=</text:span><text:span text:style-name="T13">"value"</text:span><text:span text:style-name="T5"> </text:span><text:span text:style-name="T4">nameKey</text:span><text:span text:style-name="T12">=</text:span><text:span text:style-name="T13">"name"</text:span><text:span text:style-name="T5"> </text:span><text:span text:style-name="T4">cx</text:span><text:span text:style-name="T12">=</text:span><text:span text:style-name="T13">"50%"</text:span><text:span text:style-name="T5"> </text:span><text:span text:style-name="T4">cy</text:span><text:span text:style-name="T12">=</text:span><text:span text:style-name="T13">"50%"</text:span><text:span text:style-name="T5"> </text:span><text:span text:style-name="T4">outerRadius</text:span><text:span text:style-name="T12">=</text:span><text:span text:style-name="T10">{</text:span><text:span text:style-name="T15">80</text:span><text:span text:style-name="T10">}</text:span><text:span text:style-name="T5"> </text:span><text:span text:style-name="T4">label</text:span><text:span text:style-name="T17">&gt;</text:span></text:p>
      <text:p text:style-name="P2">                <text:span text:style-name="T10">{</text:span><text:span text:style-name="T4">tortaIngresosEgresos</text:span><text:span text:style-name="T12">.</text:span><text:span text:style-name="T16">map</text:span><text:span text:style-name="T12">((</text:span><text:span text:style-name="T4">_</text:span><text:span text:style-name="T12">, </text:span><text:span text:style-name="T4">i</text:span><text:span text:style-name="T12">) </text:span><text:span text:style-name="T10">=&gt;</text:span><text:span text:style-name="T12"> (</text:span></text:p>
      <text:p text:style-name="P2"><text:span text:style-name="T8">                  </text:span><text:span text:style-name="T17">&lt;</text:span><text:span text:style-name="T18">Cell</text:span><text:span text:style-name="T12"> </text:span><text:span text:style-name="T4">key</text:span><text:span text:style-name="T12">=</text:span><text:span text:style-name="T10">{</text:span><text:span text:style-name="T13">`cell-</text:span><text:span text:style-name="T10">${</text:span><text:span text:style-name="T4">i</text:span><text:span text:style-name="T10">}</text:span><text:span text:style-name="T13">`</text:span><text:span text:style-name="T10">}</text:span><text:span text:style-name="T12"> </text:span><text:span text:style-name="T4">fill</text:span><text:span text:style-name="T12">=</text:span><text:span text:style-name="T10">{</text:span><text:span text:style-name="T4">colores</text:span><text:span text:style-name="T12">[</text:span><text:span text:style-name="T4">i</text:span><text:span text:style-name="T12"> % </text:span><text:span text:style-name="T4">colores</text:span><text:span text:style-name="T12">.</text:span><text:span text:style-name="T4">length</text:span><text:span text:style-name="T12">]</text:span><text:span text:style-name="T10">}</text:span><text:span text:style-name="T12"> </text:span><text:span text:style-name="T17">/&gt;</text:span></text:p>
      <text:p text:style-name="P2"><text:span text:style-name="T8">                </text:span><text:span text:style-name="T12">))</text:span><text:span text:style-name="T10">}</text:span></text:p>
      <text:p text:style-name="P2">              <text:span text:style-name="T17">&lt;/</text:span><text:span text:style-name="T18">Pie</text:span><text:span text:style-name="T17">&gt;</text:span></text:p>
      <text:p text:style-name="P2">              <text:span text:style-name="T17">&lt;</text:span><text:span text:style-name="T18">Tooltip</text:span><text:span text:style-name="T5"> </text:span><text:span text:style-name="T17">/&gt;</text:span></text:p>
      <text:p text:style-name="P2">            <text:span text:style-name="T17">&lt;/</text:span><text:span text:style-name="T18">PieChart</text:span><text:span text:style-name="T17">&gt;</text:span></text:p>
      <text:p text:style-name="P2">          <text:span text:style-name="T17">&lt;/</text:span><text:span text:style-name="T18">ResponsiveContainer</text:span><text:span text:style-name="T17">&gt;</text:span></text:p>
      <text:p text:style-name="P2">        <text:span text:style-name="T17">&lt;/</text:span><text:span text:style-name="T10">div</text:span><text:span text:style-name="T17">&gt;</text:span></text:p>
      <text:p text:style-name="P2">      <text:span text:style-name="T17">&lt;/</text:span><text:span text:style-name="T10">div</text:span><text:span text:style-name="T17">&gt;</text:span></text:p>
      <text:p text:style-name="P2">      </text:p>
      <text:p text:style-name="P3"/>
      <text:p text:style-name="P2">      <text:span text:style-name="T10">{</text:span><text:span text:style-name="T19">/* Barras: Ingresos vs Egresos por Mes */</text:span><text:span text:style-name="T10">}</text:span></text:p>
      <text:p text:style-name="P2">      </text:p>
      <text:p text:style-name="P2">        <text:span text:style-name="T17">&lt;</text:span><text:span text:style-name="T10">div</text:span><text:span text:style-name="T5"> </text:span><text:span text:style-name="T4">className</text:span><text:span text:style-name="T12">=</text:span><text:span text:style-name="T13">"chart-container"</text:span><text:span text:style-name="T17">&gt;</text:span></text:p>
      <text:p text:style-name="P2">        <text:span text:style-name="T17">&lt;</text:span><text:span text:style-name="T10">h3</text:span><text:span text:style-name="T5"> </text:span><text:span text:style-name="T4">className</text:span><text:span text:style-name="T12">=</text:span><text:span text:style-name="T13">"chart-title"</text:span><text:span text:style-name="T17">&gt;</text:span><text:span text:style-name="T5">Ingresos y Egresos por Mes</text:span><text:span text:style-name="T17">&lt;/</text:span><text:span text:style-name="T10">h3</text:span><text:span text:style-name="T17">&gt;</text:span></text:p>
      <text:p text:style-name="P2">        <text:span text:style-name="T17">&lt;</text:span><text:span text:style-name="T10">div</text:span><text:span text:style-name="T5"> </text:span><text:span text:style-name="T4">className</text:span><text:span text:style-name="T12">=</text:span><text:span text:style-name="T13">"chart-wrapper"</text:span><text:span text:style-name="T17">&gt;</text:span></text:p>
      <text:p text:style-name="P2">          <text:span text:style-name="T17">&lt;</text:span><text:span text:style-name="T18">ResponsiveContainer</text:span><text:span text:style-name="T5"> </text:span><text:span text:style-name="T4">width</text:span><text:span text:style-name="T12">=</text:span><text:span text:style-name="T13">"100%"</text:span><text:span text:style-name="T5"> </text:span><text:span text:style-name="T4">height</text:span><text:span text:style-name="T12">=</text:span><text:span text:style-name="T10">{</text:span><text:span text:style-name="T15">300</text:span><text:span text:style-name="T10">}</text:span><text:span text:style-name="T17">&gt;</text:span></text:p>
      <text:p text:style-name="P2">            <text:span text:style-name="T17">&lt;</text:span><text:span text:style-name="T18">BarChart</text:span><text:span text:style-name="T5"> </text:span><text:span text:style-name="T4">data</text:span><text:span text:style-name="T12">=</text:span><text:span text:style-name="T10">{</text:span><text:span text:style-name="T11">datosIE</text:span><text:span text:style-name="T10">}</text:span><text:span text:style-name="T17">&gt;</text:span></text:p>
      <text:p text:style-name="P2">              <text:span text:style-name="T17">&lt;</text:span><text:span text:style-name="T18">CartesianGrid</text:span><text:span text:style-name="T5"> </text:span><text:span text:style-name="T4">strokeDasharray</text:span><text:span text:style-name="T12">=</text:span><text:span text:style-name="T13">"3 3"</text:span><text:span text:style-name="T5"> </text:span><text:span text:style-name="T17">/&gt;</text:span></text:p>
      <text:p text:style-name="P2">              <text:span text:style-name="T17">&lt;</text:span><text:span text:style-name="T18">XAxis</text:span></text:p>
      <text:p text:style-name="P2">                <text:span text:style-name="T4">dataKey</text:span><text:span text:style-name="T12">=</text:span><text:span text:style-name="T13">"mes"</text:span></text:p>
      <text:p text:style-name="P2">                <text:span text:style-name="T4">interval</text:span><text:span text:style-name="T12">=</text:span><text:span text:style-name="T10">{</text:span><text:span text:style-name="T15">0</text:span><text:span text:style-name="T10">}</text:span></text:p>
      <text:p text:style-name="P2">                <text:span text:style-name="T4">tick</text:span><text:span text:style-name="T12">=</text:span><text:span text:style-name="T10">{</text:span><text:span text:style-name="T12">{ </text:span><text:span text:style-name="T4">fontSize:</text:span><text:span text:style-name="T12"> </text:span><text:span text:style-name="T15">12</text:span><text:span text:style-name="T12"> }</text:span><text:span text:style-name="T10">}</text:span></text:p>
      <text:p text:style-name="P2"><text:soft-page-break/>                <text:span text:style-name="T4">angle</text:span><text:span text:style-name="T12">=</text:span><text:span text:style-name="T10">{</text:span><text:span text:style-name="T12">-</text:span><text:span text:style-name="T15">45</text:span><text:span text:style-name="T10">}</text:span></text:p>
      <text:p text:style-name="P2">                <text:span text:style-name="T4">textAnchor</text:span><text:span text:style-name="T12">=</text:span><text:span text:style-name="T13">"end"</text:span></text:p>
      <text:p text:style-name="P2">                <text:span text:style-name="T4">height</text:span><text:span text:style-name="T12">=</text:span><text:span text:style-name="T10">{</text:span><text:span text:style-name="T15">60</text:span><text:span text:style-name="T10">}</text:span></text:p>
      <text:p text:style-name="P2">              <text:span text:style-name="T17">/&gt;</text:span></text:p>
      <text:p text:style-name="P2">              <text:span text:style-name="T17">&lt;</text:span><text:span text:style-name="T18">YAxis</text:span><text:span text:style-name="T5"> </text:span><text:span text:style-name="T17">/&gt;</text:span></text:p>
      <text:p text:style-name="P2">              <text:span text:style-name="T17">&lt;</text:span><text:span text:style-name="T18">Tooltip</text:span><text:span text:style-name="T5"> </text:span><text:span text:style-name="T17">/&gt;</text:span></text:p>
      <text:p text:style-name="P2">              <text:span text:style-name="T17">&lt;</text:span><text:span text:style-name="T18">Legend</text:span><text:span text:style-name="T5"> </text:span><text:span text:style-name="T17">/&gt;</text:span></text:p>
      <text:p text:style-name="P2">              <text:span text:style-name="T17">&lt;</text:span><text:span text:style-name="T18">Bar</text:span><text:span text:style-name="T5"> </text:span><text:span text:style-name="T4">dataKey</text:span><text:span text:style-name="T12">=</text:span><text:span text:style-name="T13">"Ingresos"</text:span><text:span text:style-name="T5"> </text:span><text:span text:style-name="T4">fill</text:span><text:span text:style-name="T12">=</text:span><text:span text:style-name="T13">"#4caf50"</text:span><text:span text:style-name="T5"> </text:span><text:span text:style-name="T17">/&gt;</text:span></text:p>
      <text:p text:style-name="P2">              <text:span text:style-name="T17">&lt;</text:span><text:span text:style-name="T18">Bar</text:span><text:span text:style-name="T5"> </text:span><text:span text:style-name="T4">dataKey</text:span><text:span text:style-name="T12">=</text:span><text:span text:style-name="T13">"Egresos"</text:span><text:span text:style-name="T5"> </text:span><text:span text:style-name="T4">fill</text:span><text:span text:style-name="T12">=</text:span><text:span text:style-name="T13">"#f44336"</text:span><text:span text:style-name="T5"> </text:span><text:span text:style-name="T17">/&gt;</text:span></text:p>
      <text:p text:style-name="P2">            <text:span text:style-name="T17">&lt;/</text:span><text:span text:style-name="T18">BarChart</text:span><text:span text:style-name="T17">&gt;</text:span></text:p>
      <text:p text:style-name="P2">          <text:span text:style-name="T17">&lt;/</text:span><text:span text:style-name="T18">ResponsiveContainer</text:span><text:span text:style-name="T17">&gt;</text:span></text:p>
      <text:p text:style-name="P2">        <text:span text:style-name="T17">&lt;/</text:span><text:span text:style-name="T10">div</text:span><text:span text:style-name="T17">&gt;</text:span></text:p>
      <text:p text:style-name="P2">      <text:span text:style-name="T17">&lt;/</text:span><text:span text:style-name="T10">div</text:span><text:span text:style-name="T17">&gt;</text:span></text:p>
      <text:p text:style-name="P2">      </text:p>
      <text:p text:style-name="P3"/>
      <text:p text:style-name="P2">      <text:span text:style-name="T10">{</text:span><text:span text:style-name="T19">/* Gráfico Torta: Deudas Año */</text:span><text:span text:style-name="T10">}</text:span></text:p>
      <text:p text:style-name="P2">      </text:p>
      <text:p text:style-name="P2">        <text:span text:style-name="T17">&lt;</text:span><text:span text:style-name="T10">div</text:span><text:span text:style-name="T5"> </text:span><text:span text:style-name="T4">className</text:span><text:span text:style-name="T12">=</text:span><text:span text:style-name="T13">"chart-container"</text:span><text:span text:style-name="T17">&gt;</text:span></text:p>
      <text:p text:style-name="P2">        <text:span text:style-name="T17">&lt;</text:span><text:span text:style-name="T10">h3</text:span><text:span text:style-name="T5"> </text:span><text:span text:style-name="T4">className</text:span><text:span text:style-name="T12">=</text:span><text:span text:style-name="T13">"chart-title"</text:span><text:span text:style-name="T17">&gt;</text:span><text:span text:style-name="T5">Deudas Año actual</text:span><text:span text:style-name="T17">&lt;/</text:span><text:span text:style-name="T10">h3</text:span><text:span text:style-name="T17">&gt;</text:span></text:p>
      <text:p text:style-name="P2">        <text:span text:style-name="T17">&lt;</text:span><text:span text:style-name="T10">div</text:span><text:span text:style-name="T5"> </text:span><text:span text:style-name="T4">className</text:span><text:span text:style-name="T12">=</text:span><text:span text:style-name="T13">"chart-wrapper"</text:span><text:span text:style-name="T17">&gt;</text:span></text:p>
      <text:p text:style-name="P2">          <text:span text:style-name="T17">&lt;</text:span><text:span text:style-name="T18">ResponsiveContainer</text:span><text:span text:style-name="T5"> </text:span><text:span text:style-name="T4">width</text:span><text:span text:style-name="T12">=</text:span><text:span text:style-name="T13">"100%"</text:span><text:span text:style-name="T5"> </text:span><text:span text:style-name="T4">height</text:span><text:span text:style-name="T12">=</text:span><text:span text:style-name="T10">{</text:span><text:span text:style-name="T15">250</text:span><text:span text:style-name="T10">}</text:span><text:span text:style-name="T17">&gt;</text:span></text:p>
      <text:p text:style-name="P2">            <text:span text:style-name="T17">&lt;</text:span><text:span text:style-name="T18">PieChart</text:span><text:span text:style-name="T17">&gt;</text:span></text:p>
      <text:p text:style-name="P2">              <text:span text:style-name="T17">&lt;</text:span><text:span text:style-name="T18">Pie</text:span><text:span text:style-name="T5"> </text:span><text:span text:style-name="T4">data</text:span><text:span text:style-name="T12">=</text:span><text:span text:style-name="T10">{</text:span><text:span text:style-name="T11">tortaDeudas</text:span><text:span text:style-name="T10">}</text:span><text:span text:style-name="T5"> </text:span><text:span text:style-name="T4">dataKey</text:span><text:span text:style-name="T12">=</text:span><text:span text:style-name="T13">"value"</text:span><text:span text:style-name="T5"> </text:span><text:span text:style-name="T4">nameKey</text:span><text:span text:style-name="T12">=</text:span><text:span text:style-name="T13">"name"</text:span><text:span text:style-name="T5"> </text:span><text:span text:style-name="T4">cx</text:span><text:span text:style-name="T12">=</text:span><text:span text:style-name="T13">"50%"</text:span><text:span text:style-name="T5"> </text:span><text:span text:style-name="T4">cy</text:span><text:span text:style-name="T12">=</text:span><text:span text:style-name="T13">"50%"</text:span><text:span text:style-name="T5"> </text:span><text:span text:style-name="T4">outerRadius</text:span><text:span text:style-name="T12">=</text:span><text:span text:style-name="T10">{</text:span><text:span text:style-name="T15">80</text:span><text:span text:style-name="T10">}</text:span><text:span text:style-name="T5"> </text:span><text:span text:style-name="T4">label</text:span><text:span text:style-name="T17">&gt;</text:span></text:p>
      <text:p text:style-name="P2">                <text:span text:style-name="T10">{</text:span><text:span text:style-name="T11">tortaDeudas</text:span><text:span text:style-name="T12">.</text:span><text:span text:style-name="T16">map</text:span><text:span text:style-name="T12">((</text:span><text:span text:style-name="T4">_</text:span><text:span text:style-name="T12">, </text:span><text:span text:style-name="T4">i</text:span><text:span text:style-name="T12">) </text:span><text:span text:style-name="T10">=&gt;</text:span><text:span text:style-name="T12"> (</text:span></text:p>
      <text:p text:style-name="P2"><text:span text:style-name="T8">                  </text:span><text:span text:style-name="T17">&lt;</text:span><text:span text:style-name="T18">Cell</text:span><text:span text:style-name="T12"> </text:span><text:span text:style-name="T4">key</text:span><text:span text:style-name="T12">=</text:span><text:span text:style-name="T10">{</text:span><text:span text:style-name="T13">`cell-</text:span><text:span text:style-name="T10">${</text:span><text:span text:style-name="T4">i</text:span><text:span text:style-name="T10">}</text:span><text:span text:style-name="T13">`</text:span><text:span text:style-name="T10">}</text:span><text:span text:style-name="T12"> </text:span><text:span text:style-name="T4">fill</text:span><text:span text:style-name="T12">=</text:span><text:span text:style-name="T10">{</text:span><text:span text:style-name="T11">colores</text:span><text:span text:style-name="T12">[</text:span><text:span text:style-name="T4">i</text:span><text:span text:style-name="T12"> % </text:span><text:span text:style-name="T11">colores</text:span><text:span text:style-name="T12">.</text:span><text:span text:style-name="T4">length</text:span><text:span text:style-name="T12">]</text:span><text:span text:style-name="T10">}</text:span><text:span text:style-name="T12"> </text:span><text:span text:style-name="T17">/&gt;</text:span></text:p>
      <text:p text:style-name="P2"><text:span text:style-name="T8">                </text:span><text:span text:style-name="T12">))</text:span><text:span text:style-name="T10">}</text:span></text:p>
      <text:p text:style-name="P2">              <text:span text:style-name="T17">&lt;/</text:span><text:span text:style-name="T18">Pie</text:span><text:span text:style-name="T17">&gt;</text:span></text:p>
      <text:p text:style-name="P2">              <text:span text:style-name="T17">&lt;</text:span><text:span text:style-name="T18">Tooltip</text:span><text:span text:style-name="T5"> </text:span><text:span text:style-name="T17">/&gt;</text:span></text:p>
      <text:p text:style-name="P2">            <text:span text:style-name="T17">&lt;/</text:span><text:span text:style-name="T18">PieChart</text:span><text:span text:style-name="T17">&gt;</text:span></text:p>
      <text:p text:style-name="P2">          <text:span text:style-name="T17">&lt;/</text:span><text:span text:style-name="T18">ResponsiveContainer</text:span><text:span text:style-name="T17">&gt;</text:span></text:p>
      <text:p text:style-name="P2">        <text:span text:style-name="T17">&lt;/</text:span><text:span text:style-name="T10">div</text:span><text:span text:style-name="T17">&gt;</text:span></text:p>
      <text:p text:style-name="P2">      <text:span text:style-name="T17">&lt;/</text:span><text:span text:style-name="T10">div</text:span><text:span text:style-name="T17">&gt;</text:span></text:p>
      <text:p text:style-name="P2">      </text:p>
      <text:p text:style-name="P3"/>
      <text:p text:style-name="P2">      <text:span text:style-name="T10">{</text:span><text:span text:style-name="T19">/* Barras: Deudas por Mes */</text:span><text:span text:style-name="T10">}</text:span></text:p>
      <text:p text:style-name="P2">      </text:p>
      <text:p text:style-name="P2">        <text:span text:style-name="T17">&lt;</text:span><text:span text:style-name="T10">div</text:span><text:span text:style-name="T5"> </text:span><text:span text:style-name="T4">className</text:span><text:span text:style-name="T12">=</text:span><text:span text:style-name="T13">"chart-container"</text:span><text:span text:style-name="T17">&gt;</text:span></text:p>
      <text:p text:style-name="P2">        <text:span text:style-name="T17">&lt;</text:span><text:span text:style-name="T10">h3</text:span><text:span text:style-name="T5"> </text:span><text:span text:style-name="T4">className</text:span><text:span text:style-name="T12">=</text:span><text:span text:style-name="T13">"chart-title"</text:span><text:span text:style-name="T17">&gt;</text:span><text:span text:style-name="T5">Deudas por Mes</text:span><text:span text:style-name="T17">&lt;/</text:span><text:span text:style-name="T10">h3</text:span><text:span text:style-name="T17">&gt;</text:span></text:p>
      <text:p text:style-name="P2">        <text:span text:style-name="T17">&lt;</text:span><text:span text:style-name="T10">div</text:span><text:span text:style-name="T5"> </text:span><text:span text:style-name="T4">className</text:span><text:span text:style-name="T12">=</text:span><text:span text:style-name="T13">"chart-wrapper"</text:span><text:span text:style-name="T17">&gt;</text:span></text:p>
      <text:p text:style-name="P2">          <text:span text:style-name="T17">&lt;</text:span><text:span text:style-name="T18">ResponsiveContainer</text:span><text:span text:style-name="T5"> </text:span><text:span text:style-name="T4">width</text:span><text:span text:style-name="T12">=</text:span><text:span text:style-name="T13">"100%"</text:span><text:span text:style-name="T5"> </text:span><text:span text:style-name="T4">height</text:span><text:span text:style-name="T12">=</text:span><text:span text:style-name="T10">{</text:span><text:span text:style-name="T15">300</text:span><text:span text:style-name="T10">}</text:span><text:span text:style-name="T17">&gt;</text:span></text:p>
      <text:p text:style-name="P2">            <text:span text:style-name="T17">&lt;</text:span><text:span text:style-name="T18">BarChart</text:span><text:span text:style-name="T5"> </text:span><text:span text:style-name="T4">data</text:span><text:span text:style-name="T12">=</text:span><text:span text:style-name="T10">{</text:span><text:span text:style-name="T11">datosDeudas</text:span><text:span text:style-name="T10">}</text:span><text:span text:style-name="T17">&gt;</text:span></text:p>
      <text:p text:style-name="P2">              <text:span text:style-name="T17">&lt;</text:span><text:span text:style-name="T18">CartesianGrid</text:span><text:span text:style-name="T5"> </text:span><text:span text:style-name="T4">strokeDasharray</text:span><text:span text:style-name="T12">=</text:span><text:span text:style-name="T13">"3 3"</text:span><text:span text:style-name="T5"> </text:span><text:span text:style-name="T17">/&gt;</text:span></text:p>
      <text:p text:style-name="P2">              <text:span text:style-name="T17">&lt;</text:span><text:span text:style-name="T18">XAxis</text:span></text:p>
      <text:p text:style-name="P2">                <text:span text:style-name="T4">dataKey</text:span><text:span text:style-name="T12">=</text:span><text:span text:style-name="T13">"mes"</text:span></text:p>
      <text:p text:style-name="P2">                <text:span text:style-name="T4">interval</text:span><text:span text:style-name="T12">=</text:span><text:span text:style-name="T10">{</text:span><text:span text:style-name="T15">0</text:span><text:span text:style-name="T10">}</text:span></text:p>
      <text:p text:style-name="P2">                <text:span text:style-name="T4">tick</text:span><text:span text:style-name="T12">=</text:span><text:span text:style-name="T10">{</text:span><text:span text:style-name="T12">{ </text:span><text:span text:style-name="T4">fontSize:</text:span><text:span text:style-name="T12"> </text:span><text:span text:style-name="T15">12</text:span><text:span text:style-name="T12"> }</text:span><text:span text:style-name="T10">}</text:span></text:p>
      <text:p text:style-name="P2">                <text:span text:style-name="T4">angle</text:span><text:span text:style-name="T12">=</text:span><text:span text:style-name="T10">{</text:span><text:span text:style-name="T12">-</text:span><text:span text:style-name="T15">45</text:span><text:span text:style-name="T10">}</text:span></text:p>
      <text:p text:style-name="P2">                <text:span text:style-name="T4">textAnchor</text:span><text:span text:style-name="T12">=</text:span><text:span text:style-name="T13">"end"</text:span></text:p>
      <text:p text:style-name="P2">                <text:span text:style-name="T4">height</text:span><text:span text:style-name="T12">=</text:span><text:span text:style-name="T10">{</text:span><text:span text:style-name="T15">60</text:span><text:span text:style-name="T10">}</text:span></text:p>
      <text:p text:style-name="P2">              <text:span text:style-name="T17">/&gt;</text:span></text:p>
      <text:p text:style-name="P2"><text:soft-page-break/>              <text:span text:style-name="T17">&lt;</text:span><text:span text:style-name="T18">YAxis</text:span><text:span text:style-name="T5"> </text:span><text:span text:style-name="T17">/&gt;</text:span></text:p>
      <text:p text:style-name="P2">              <text:span text:style-name="T17">&lt;</text:span><text:span text:style-name="T18">Tooltip</text:span><text:span text:style-name="T5"> </text:span><text:span text:style-name="T17">/&gt;</text:span></text:p>
      <text:p text:style-name="P2">              <text:span text:style-name="T17">&lt;</text:span><text:span text:style-name="T18">Legend</text:span><text:span text:style-name="T5"> </text:span><text:span text:style-name="T17">/&gt;</text:span></text:p>
      <text:p text:style-name="P2">              <text:span text:style-name="T17">&lt;</text:span><text:span text:style-name="T18">Bar</text:span><text:span text:style-name="T5"> </text:span><text:span text:style-name="T4">dataKey</text:span><text:span text:style-name="T12">=</text:span><text:span text:style-name="T13">"Pagadas"</text:span><text:span text:style-name="T5"> </text:span><text:span text:style-name="T4">fill</text:span><text:span text:style-name="T12">=</text:span><text:span text:style-name="T13">"#81c784"</text:span><text:span text:style-name="T5"> </text:span><text:span text:style-name="T17">/&gt;</text:span></text:p>
      <text:p text:style-name="P2">              <text:span text:style-name="T17">&lt;</text:span><text:span text:style-name="T18">Bar</text:span><text:span text:style-name="T5"> </text:span><text:span text:style-name="T4">dataKey</text:span><text:span text:style-name="T12">=</text:span><text:span text:style-name="T13">"Pendientes"</text:span><text:span text:style-name="T5"> </text:span><text:span text:style-name="T4">fill</text:span><text:span text:style-name="T12">=</text:span><text:span text:style-name="T13">"#ffb74d"</text:span><text:span text:style-name="T5"> </text:span><text:span text:style-name="T17">/&gt;</text:span></text:p>
      <text:p text:style-name="P2">            <text:span text:style-name="T17">&lt;/</text:span><text:span text:style-name="T18">BarChart</text:span><text:span text:style-name="T17">&gt;</text:span></text:p>
      <text:p text:style-name="P2">          <text:span text:style-name="T17">&lt;/</text:span><text:span text:style-name="T18">ResponsiveContainer</text:span><text:span text:style-name="T17">&gt;</text:span></text:p>
      <text:p text:style-name="P2">        <text:span text:style-name="T17">&lt;/</text:span><text:span text:style-name="T10">div</text:span><text:span text:style-name="T17">&gt;</text:span></text:p>
      <text:p text:style-name="P2">      <text:span text:style-name="T17">&lt;/</text:span><text:span text:style-name="T10">div</text:span><text:span text:style-name="T17">&gt;</text:span></text:p>
      <text:p text:style-name="P2">    <text:span text:style-name="T17">&lt;/</text:span><text:span text:style-name="T10">div</text:span><text:span text:style-name="T17">&gt;</text:span></text:p>
      <text:p text:style-name="P2">    <text:span text:style-name="T17">&lt;/</text:span><text:span text:style-name="T10">div</text:span><text:span text:style-name="T17">&gt;</text:span></text:p>
      <text:p text:style-name="P2">  <text:span text:style-name="T5">);</text:span></text:p>
      <text:p text:style-name="P1">}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7T15:41:00.565918800</meta:creation-date>
    <dc:date>2025-08-17T15:41:25.939650300</dc:date>
    <meta:editing-duration>PT28S</meta:editing-duration>
    <meta:editing-cycles>1</meta:editing-cycles>
    <meta:generator>LibreOffice/25.2.5.2$Windows_X86_64 LibreOffice_project/03d19516eb2e1dd5d4ccd751a0d6f35f35e08022</meta:generator>
    <meta:document-statistic meta:table-count="0" meta:image-count="0" meta:object-count="0" meta:page-count="4" meta:paragraph-count="143" meta:word-count="436" meta:character-count="5043" meta:non-whitespace-character-count="3616"/>
  </office:meta>
</office:document-meta>
</file>